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2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/text:p>
      <text:p text:style-name="P6">Author of letter<text:tab/><text:tab/><text:tab/><text:tab/>A. S. Solomons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7 October 1875</text:p>
      <text:p text:style-name="P6">Month<text:tab/><text:tab/><text:tab/><text:tab/><text:tab/><text:tab/>October</text:p>
      <text:p text:style-name="P6">Year<text:tab/><text:tab/><text:tab/><text:tab/><text:tab/><text:tab/>1875</text:p>
      <text:p text:style-name="P6">Hebrew Date<text:tab/><text:tab/><text:tab/><text:tab/><text:tab/></text:p>
      <text:p text:style-name="P6">Undated</text:p>
      <text:p text:style-name="P6">City<text:tab/><text:tab/><text:tab/><text:tab/><text:tab/><text:tab/>Washington</text:p>
      <text:p text:style-name="P6">State<text:tab/><text:tab/><text:tab/><text:tab/><text:tab/>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lso available in AJA Microfilm, Reel #207</text:p>
      <text:p text:style-name="P6"/>
      <text:p text:style-name="P6">VII Transcription</text:p>
      <text:p text:style-name="P2">(Symbols: <text:s/>? = uncertain; [ ] = supplied information; / = end of line)</text:p>
      <text:p text:style-name="P2"/>
      <text:p text:style-name="P2">[Page 1]</text:p>
      <text:p text:style-name="P3">SOLOMONS &amp; CHAPMAN,/</text:p>
      <text:p text:style-name="P3">Agts., Lawrence's “Pure Linen” Papers, &amp;c.,/</text:p>
      <text:p text:style-name="P3">SUCCESSORS TO PHILP &amp; SOLOMONS,/</text:p>
      <text:p text:style-name="P3">METROPOLITAN BOOKSTORE,/</text:p>
      <text:p text:style-name="P4"><text:span text:style-name="T1">Washington, Oct. 17</text:span><text:span text:style-name="T2">th</text:span><text:span text:style-name="T1"> 1875./</text:span></text:p>
      <text:p text:style-name="P2">Rev. and dear friend./</text:p>
      <text:p text:style-name="P2"><text:tab/>I have the/ pleasure to address you on a/ subject which has engrossed your/ thoughts as well as my own, and/ I feel a boldness to thus address/ you because of our standing on/ common ground: both of us being/ orthodox Portuguese Jews and/ life-long conformists to one Ritual./</text:p>
      <text:p text:style-name="P2"><text:span text:style-name="T1"><text:tab/>I have not had the opportunity of reading your entire letter to the “Israelite” (I believe) on reform in/ the Ritual, having [crossed-out: only] seen only extracts/ from it. <text:s/>As I understood you, you/ propose a conference for a change/ in the “minhag” of the U. S. <text:s/>At/ about the same time, I judge, </text:span><text:span text:style-name="T3">you</text:span><text:span text:style-name="T4">/ were writing on the subject, </text:span><text:span text:style-name="T3">I</text:span><text:span text:style-name="T4"> was/ doing the same for the London “Jewish/ World,” the editor having frequently/</text:span></text:p>
      <text:p text:style-name="P7"/>
      <text:p text:style-name="P7">[Note: The following is written sideways in the left margin of the page.]</text:p>
      <text:p text:style-name="P7">you soon and wishing you good “Yom-tob,” I am, with gt respect/</text:p>
      <text:p text:style-name="P7">Rev. S. Morais.<text:tab/><text:tab/><text:tab/><text:tab/><text:tab/><text:tab/>yours truly/</text:p>
      <text:p text:style-name="P7"><text:soft-page-break/><text:tab/><text:tab/><text:tab/><text:tab/><text:tab/><text:tab/><text:tab/><text:tab/>A. S. Solomons/</text:p>
      <text:p text:style-name="P7"/>
      <text:p text:style-name="P7">[Page 2]</text:p>
      <text:p text:style-name="P2"><text:span text:style-name="T4">written me to contribute some/ articles on the “Jews of America.” <text:s/>I/ enclose you herewith a printed copy/ of my concluding article and the/ editor's comment thereon so that you/ may fully comprehend the </text:span><text:span text:style-name="T3">pros</text:span><text:span text:style-name="T4"> and/ </text:span><text:span text:style-name="T3">cons</text:span><text:span text:style-name="T4"> from his and my point of view./ </text:span></text:p>
      <text:p text:style-name="P2"><text:span text:style-name="T4"><text:tab/>I am free to say I expected more/ liberal treatment at his hands, but/ when I remember how proverbially cold/ and selfish Englishmen </text:span><text:span text:style-name="T3">nationaly</text:span><text:span text:style-name="T4">[sic] are,/ and how jealous they are, and fearful/ of contaminating themselves by contact with any/ one else, I ought not to be surprised./</text:span></text:p>
      <text:p text:style-name="P2"><text:span text:style-name="T4"><text:tab/>Now, my Reverend friend, I have/ no pet scheme to nurse, no “ism”/ to insist upon. <text:s/>All I want is </text:span><text:span text:style-name="T3">some</text:span><text:span text:style-name="T4">-/-</text:span><text:span text:style-name="T3">thing</text:span><text:span text:style-name="T4"> practicaly[sic] good./</text:span></text:p>
      <text:p text:style-name="P2"><text:span text:style-name="T4"><text:tab/>I thought well over confining the/ proposed movement to our own count/ry, but I came to the conclusion/ then, and I have seen no good rea-/son since to change my views,/ [crossed-out: since,] that if this were done, the/ “radical” and a mere shade less/ radical Reformers would be in/ such immense majority that all/ </text:span><text:span text:style-name="T3">moderate</text:span><text:span text:style-name="T4"> concessions on the part/ of the orthodox minority would/</text:span></text:p>
      <text:p text:style-name="P7"/>
      <text:p text:style-name="P7">[Page 3]</text:p>
      <text:p text:style-name="P2"><text:span text:style-name="T4">most likely be completely swamped and ridden over,/ and rather than assume this great risk, which if un-/dertaken by us (the orthodox party) and then afterwards/ repudiated because of too radical reform, would/ set back the whole movement many years—perhaps/ an entire generation: therefore it was I proposed/ a conference of the Jews of the </text:span><text:span text:style-name="T3">world</text:span><text:span text:style-name="T4"> who would/ bring to the convention more </text:span><text:span text:style-name="T3">knowledge</text:span><text:span text:style-name="T4"> and more/ real </text:span><text:span text:style-name="T3">piety</text:span><text:span text:style-name="T4"> to outweigh our own people's </text:span><text:span text:style-name="T3">ignorance</text:span><text:span text:style-name="T4">/ and desire to cast off from all religion whatever/ brings with it the slightest </text:span><text:span text:style-name="T3">sacrifice</text:span><text:span text:style-name="T4">! <text:s/>Besides/ which I, and I feel sure thousands of others, want/ some adequate </text:span><text:span text:style-name="T3">authority</text:span><text:span text:style-name="T4"> for any changes made, while/ few would be willing to ascribe to, or feel bound by,/ the </text:span><text:span text:style-name="T3">dictum</text:span><text:span text:style-name="T4"> of the men assembled in the </text:span><text:span text:style-name="T3">U. S.</text:span><text:span text:style-name="T4"> <text:s/>In/ such a case as this, Europeans would well leaden the/ mass and, let me hope, surcharge the whole pro-/ceedings with a wisdom begotten of comprehension of/ the </text:span><text:span text:style-name="T3">whole situation</text:span><text:span text:style-name="T4">. <text:s/>If this could be done, we would/ feel that there was an </text:span><text:span text:style-name="T3">authority</text:span><text:span text:style-name="T4"> which all could respect/ and reverence. <text:s/>I have no idea that this can be/ accomplished to-day, this year or perhaps in this decade./ <text:s/>I have heretofore been frequently years and years ahead of/ my time and likely I am to now, and I bow with def-/erence to learned and religious men like yourself/ and am anxious to be instructed by them. <text:s/>I have/ mentioned your name (I trust not to your dis-/pleasure) in connection with the rough plan sug-/gested. <text:s/>Will you not discuss the matter with others/ and so attempt <text:s/></text:span><text:span text:style-name="T3">something</text:span><text:span text:style-name="T4">? <text:s/>You have power, influence/ and learning while I have but little more than a well/ intended desire and a great scarsity[sic] of time to work withal./ <text:s/>I have read some of Mr. Sulzberger's writings on this subject/ with interest and if it is not presuming too much, may I/</text:span></text:p>
      <text:p text:style-name="P7"/>
      <text:p text:style-name="P7">[Note: Text continues sideways in the left margin.]</text:p>
      <text:p text:style-name="P7">suggest you conferring with him in this matter. <text:s/>Were he not a stranger to me, ex-/cept through his pen, I would write direct to him. <text:s/>Hoping to hear from/</text:p>
      <text:p text:style-name="P7"/>
      <text:p text:style-name="P7">[Note: The letter ends in the left margin of page 1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27T10:51:00</meta:creation-date>
    <dc:date>2012-02-07T14:11:08.82</dc:date>
    <dc:language>en-US</dc:language>
    <meta:editing-cycles>3</meta:editing-cycles>
    <meta:editing-duration>PT00H07M34S</meta:editing-duration>
    <meta:document-statistic meta:table-count="0" meta:image-count="0" meta:object-count="0" meta:page-count="3" meta:paragraph-count="84" meta:word-count="911" meta:character-count="5507"/>
    <dc:creator>Penn Libraries</dc:creator>
    <meta:user-defined meta:name="Info 1"/>
    <meta:user-defined meta:name="Info 2"/>
    <meta:user-defined meta:name="Info 3"/>
    <meta:user-defined meta:name="Info 4"/>
  </office:meta>
</office:document-meta>
</file>